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T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1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list-style-name="LFO1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list-style-name="LFO1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1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1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list-style-name="LFO2" style:family="paragraph"/>
    <style:style style:name="P32" style:parent-style-name="Normal" style:list-style-name="LFO2" style:family="paragraph"/>
    <style:style style:name="P33" style:parent-style-name="Normal" style:list-style-name="LFO2" style:family="paragraph"/>
    <style:style style:name="P34" style:parent-style-name="Normal" style:list-style-name="LFO2" style:family="paragraph"/>
    <style:style style:name="T3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style:font-name="Segoe UI Emoji" style:font-name-complex="Segoe UI Emoji"/>
    </style:style>
    <style:style style:name="P39" style:parent-style-name="Normal" style:list-style-name="LFO3" style:family="paragraph"/>
    <style:style style:name="T4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P50" style:parent-style-name="Normal" style:list-style-name="LFO4" style:family="paragraph"/>
    <style:style style:name="T51" style:parent-style-name="DefaultParagraphFont" style:family="text">
      <style:text-properties style:font-name="Segoe UI Emoji" style:font-name-complex="Segoe UI Emoji"/>
    </style:style>
    <style:style style:name="P52" style:parent-style-name="Normal" style:list-style-name="LFO4" style:family="paragraph"/>
    <style:style style:name="P53" style:parent-style-name="Normal" style:list-style-name="LFO4" style:family="paragraph"/>
    <style:style style:name="T5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Normal" style:list-style-name="LFO5" style:family="paragraph"/>
    <style:style style:name="P57" style:parent-style-name="Normal" style:list-style-name="LFO5" style:family="paragraph"/>
    <style:style style:name="P58" style:parent-style-name="Normal" style:list-style-name="LFO5" style:family="paragraph"/>
    <style:style style:name="P59" style:parent-style-name="Normal" style:list-style-name="LFO5" style:family="paragraph"/>
    <style:style style:name="T6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Normal" style:list-style-name="LFO6" style:family="paragraph"/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Normal" style:list-style-name="LFO6" style:family="paragraph"/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6" style:family="paragraph"/>
    <style:style style:name="P75" style:parent-style-name="Normal" style:list-style-name="LFO6" style:family="paragraph"/>
    <style:style style:name="T7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Normal" style:list-style-name="LFO7" style:family="paragraph"/>
    <style:style style:name="P79" style:parent-style-name="Normal" style:list-style-name="LFO7" style:family="paragraph"/>
    <style:style style:name="P80" style:parent-style-name="Normal" style:list-style-name="LFO7" style:family="paragraph"/>
    <style:style style:name="P81" style:parent-style-name="Normal" style:list-style-name="LFO7" style:family="paragraph"/>
    <style:style style:name="T8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Normal" style:list-style-name="LFO8" style:family="paragraph"/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list-style-name="LFO8" style:family="paragraph"/>
    <style:style style:name="T87" style:parent-style-name="DefaultParagraphFont" style:family="text">
      <style:text-properties fo:font-weight="bold" style:font-weight-asian="bold" style:font-weight-complex="bold"/>
    </style:style>
    <style:style style:name="T8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9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Normal" style:list-style-name="LFO9" style:family="paragraph"/>
    <style:style style:name="P97" style:parent-style-name="Normal" style:list-style-name="LFO9" style:family="paragraph"/>
    <style:style style:name="P98" style:parent-style-name="Normal" style:list-style-name="LFO9" style:family="paragraph"/>
    <style:style style:name="P99" style:parent-style-name="Normal" style:list-style-name="LFO9" style:family="paragraph"/>
    <style:style style:name="P100" style:parent-style-name="Normal" style:list-style-name="LFO9" style:family="paragraph"/>
    <style:style style:name="T10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P103" style:parent-style-name="Normal" style:list-style-name="LFO10" style:family="paragraph"/>
    <style:style style:name="P104" style:parent-style-name="Normal" style:list-style-name="LFO10" style:family="paragraph"/>
    <style:style style:name="T105" style:parent-style-name="DefaultParagraphFont" style:family="text">
      <style:text-properties fo:font-weight="bold" style:font-weight-asian="bold" style:font-weight-complex="bold"/>
    </style:style>
    <style:style style:name="P106" style:parent-style-name="Normal" style:list-style-name="LFO10" style:family="paragraph"/>
    <style:style style:name="T107" style:parent-style-name="DefaultParagraphFont" style:family="text">
      <style:text-properties fo:font-weight="bold" style:font-weight-asian="bold" style:font-weight-complex="bold"/>
    </style:style>
    <style:style style:name="T10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P110" style:parent-style-name="Normal" style:list-style-name="LFO11" style:family="paragraph"/>
    <style:style style:name="P111" style:parent-style-name="Normal" style:list-style-name="LFO11" style:family="paragraph"/>
    <style:style style:name="P112" style:parent-style-name="Normal" style:list-style-name="LFO11" style:family="paragraph"/>
    <style:style style:name="T11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11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T12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P123" style:parent-style-name="Normal" style:list-style-name="LFO12" style:family="paragraph"/>
    <style:style style:name="P124" style:parent-style-name="Normal" style:list-style-name="LFO12" style:family="paragraph"/>
    <style:style style:name="P125" style:parent-style-name="Normal" style:list-style-name="LFO12" style:family="paragraph"/>
    <style:style style:name="P126" style:parent-style-name="Normal" style:list-style-name="LFO12" style:family="paragraph"/>
    <style:style style:name="T127" style:parent-style-name="DefaultParagraphFont" style:family="text">
      <style:text-properties fo:font-weight="bold" style:font-weight-asian="bold" style:font-weight-complex="bold"/>
    </style:style>
    <style:style style:name="P128" style:parent-style-name="Normal" style:list-style-name="LFO13" style:family="paragraph"/>
    <style:style style:name="P129" style:parent-style-name="Normal" style:list-style-name="LFO13" style:family="paragraph"/>
    <style:style style:name="P130" style:parent-style-name="Normal" style:list-style-name="LFO13" style:family="paragraph"/>
    <style:style style:name="P131" style:parent-style-name="Normal" style:list-style-name="LFO13" style:family="paragraph"/>
    <style:style style:name="T13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P134" style:parent-style-name="Normal" style:list-style-name="LFO14" style:family="paragraph"/>
    <style:style style:name="P135" style:parent-style-name="Normal" style:list-style-name="LFO14" style:family="paragraph"/>
    <style:style style:name="P136" style:parent-style-name="Normal" style:list-style-name="LFO14" style:family="paragraph"/>
    <style:style style:name="P137" style:parent-style-name="Normal" style:list-style-name="LFO14" style:family="paragraph"/>
    <style:style style:name="T13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T14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41" style:parent-style-name="DefaultParagraphFont" style:family="text">
      <style:text-properties fo:font-weight="bold" style:font-weight-asian="bold" style:font-weight-complex="bold"/>
    </style:style>
    <style:style style:name="T14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43" style:parent-style-name="DefaultParagraphFont" style:family="text">
      <style:text-properties fo:font-weight="bold" style:font-weight-asian="bold" style:font-weight-complex="bold"/>
    </style:style>
    <style:style style:name="T14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P146" style:parent-style-name="Normal" style:list-style-name="LFO15" style:family="paragraph"/>
    <style:style style:name="T147" style:parent-style-name="DefaultParagraphFont" style:family="text">
      <style:text-properties fo:font-weight="bold" style:font-weight-asian="bold" style:font-weight-complex="bold"/>
    </style:style>
    <style:style style:name="P148" style:parent-style-name="Normal" style:list-style-name="LFO15" style:family="paragraph"/>
    <style:style style:name="P149" style:parent-style-name="Normal" style:list-style-name="LFO15" style:family="paragraph"/>
    <style:style style:name="P150" style:parent-style-name="Normal" style:list-style-name="LFO15" style:family="paragraph"/>
    <style:style style:name="T151" style:parent-style-name="DefaultParagraphFont" style:family="text">
      <style:text-properties fo:font-weight="bold" style:font-weight-asian="bold" style:font-weight-complex="bold"/>
    </style:style>
    <style:style style:name="T15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53" style:parent-style-name="DefaultParagraphFont" style:family="text">
      <style:text-properties fo:font-weight="bold" style:font-weight-asian="bold" style:font-weight-complex="bold"/>
    </style:style>
    <style:style style:name="P154" style:parent-style-name="Normal" style:list-style-name="LFO16" style:family="paragraph"/>
    <style:style style:name="P155" style:parent-style-name="Normal" style:list-style-name="LFO16" style:family="paragraph"/>
    <style:style style:name="P156" style:parent-style-name="Normal" style:list-style-name="LFO16" style:family="paragraph"/>
    <style:style style:name="T15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58" style:parent-style-name="DefaultParagraphFont" style:family="text">
      <style:text-properties fo:font-weight="bold" style:font-weight-asian="bold" style:font-weight-complex="bold"/>
    </style:style>
    <style:style style:name="T15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60" style:parent-style-name="DefaultParagraphFont" style:family="text">
      <style:text-properties fo:font-weight="bold" style:font-weight-asian="bold" style:font-weight-complex="bold"/>
    </style:style>
    <style:style style:name="T161" style:parent-style-name="DefaultParagraphFont" style:family="text">
      <style:text-properties style:font-name="Segoe UI Symbol" style:font-name-complex="Segoe UI Symbol"/>
    </style:style>
    <style:style style:name="T162" style:parent-style-name="DefaultParagraphFont" style:family="text">
      <style:text-properties style:font-name="Segoe UI Symbol" style:font-name-complex="Segoe UI Symbol"/>
    </style:style>
    <style:style style:name="T163" style:parent-style-name="DefaultParagraphFont" style:family="text">
      <style:text-properties style:font-name="Segoe UI Symbol" style:font-name-complex="Segoe UI Symbol"/>
    </style:style>
    <style:style style:name="T164" style:parent-style-name="DefaultParagraphFont" style:family="text">
      <style:text-properties style:font-name="Segoe UI Symbol" style:font-name-complex="Segoe UI Symbol"/>
    </style:style>
    <style:style style:name="T165" style:parent-style-name="DefaultParagraphFont" style:family="text">
      <style:text-properties style:font-name="Segoe UI Emoji" style:font-name-complex="Segoe UI Emoji"/>
    </style:style>
    <style:style style:name="T166" style:parent-style-name="DefaultParagraphFont" style:family="text">
      <style:text-properties style:font-name="Segoe UI Emoji" style:font-name-complex="Segoe UI Emoji"/>
    </style:style>
    <style:style style:name="T167" style:parent-style-name="DefaultParagraphFont" style:family="text">
      <style:text-properties style:font-name="Segoe UI Emoji" style:font-name-complex="Segoe UI Emoji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2">Below is a<text:s/></text:span><text:span text:style-name="T3">structured, trainer-friendly guide</text:span><text:span text:style-name="T4"><text:s/>you can use to<text:s/></text:span><text:span text:style-name="T5">train freshers to be interview-ready</text:span><text:span text:style-name="T6"><text:s/>on the topics you mentioned. These points are practical, easy to explain, and work well for<text:s/></text:span><text:span text:style-name="T7">campus / fresher HR interviews</text:span><text:span text:style-name="T8">.</text:span></text:p>
      <text:p text:style-name="Normal"><text:span text:style-name="T9">🔹</text:span><text:span text:style-name="T10"><text:s/>1.<text:s/></text:span><text:span text:style-name="T11">Self-Introduction (Most Critical First Impression)</text:span></text:p>
      <text:p text:style-name="Normal"><text:span text:style-name="T12">🎯</text:span><text:span text:style-name="T13"><text:s/>Training Objective</text:span></text:p>
      <text:p text:style-name="Normal">Help freshers introduce themselves<text:s/><text:span text:style-name="T14">confidently, clearly, and professionally</text:span><text:s/>in 60–90 seconds.</text:p>
      <text:p text:style-name="Normal"><text:span text:style-name="T15">✅</text:span><text:span text:style-name="T16"><text:s/>Key Training Points</text:span></text:p>
      <text:list text:style-name="LFO1" text:continue-numbering="true">
        <text:list-item>
          <text:p text:style-name="P17">Start with<text:s/><text:span text:style-name="T18">name + education</text:span></text:p>
        </text:list-item>
        <text:list-item>
          <text:p text:style-name="P19">Mention<text:s/><text:span text:style-name="T20">skills / strengths</text:span>, not full resume</text:p>
        </text:list-item>
        <text:list-item>
          <text:p text:style-name="P21">Add<text:s/><text:span text:style-name="T22">projects / internships</text:span><text:s/>(brief)</text:p>
        </text:list-item>
        <text:list-item>
          <text:p text:style-name="P23">End with<text:s/><text:span text:style-name="T24">career interest</text:span></text:p>
        </text:list-item>
        <text:list-item>
          <text:p text:style-name="P25">Keep it<text:s/><text:span text:style-name="T26">simple and honest</text:span></text:p>
        </text:list-item>
      </text:list>
      <text:p text:style-name="Normal"><text:span text:style-name="T27">✅</text:span><text:span text:style-name="T28"><text:s/>Ideal Structure</text:span></text:p>
      <text:p text:style-name="Normal">Name → Education → Skills → Experience/Project → Goal</text:p>
      <text:p text:style-name="Normal"><text:span text:style-name="T29">❌</text:span><text:span text:style-name="T30"><text:s/>Common Mistakes to Correct</text:span></text:p>
      <text:list text:style-name="LFO2" text:continue-numbering="true">
        <text:list-item>
          <text:p text:style-name="P31">Memorized or robotic answers</text:p>
        </text:list-item>
        <text:list-item>
          <text:p text:style-name="P32">Too long life story</text:p>
        </text:list-item>
        <text:list-item>
          <text:p text:style-name="P33">Personal details (family income, problems)</text:p>
        </text:list-item>
        <text:list-item>
          <text:p text:style-name="P34">Overconfidence or under confidence</text:p>
        </text:list-item>
      </text:list>
      <text:p text:style-name="Normal"><text:span text:style-name="T35">🧠</text:span><text:span text:style-name="T36"><text:s/>Trainer Tip</text:span></text:p>
      <text:p text:style-name="Normal">Ask trainees to:</text:p>
      <text:list text:style-name="LFO3" text:continue-numbering="true">
        <text:list-item>
          <text:p text:style-name="P37">Record themselves on phone<text:s/><text:span text:style-name="T38">📱</text:span></text:p>
        </text:list-item>
        <text:list-item>
          <text:p text:style-name="P39">Practice with time limit (1 min)</text:p>
        </text:list-item>
      </text:list>
      <text:p text:style-name="Normal"><draw:custom-shape svg:x="0in" svg:y="0in" svg:width="45.51042in" svg:height="0.00139in" draw:id="id0" draw:style-name="a0" draw:name="Horizontal Line 5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0">🔹</text:span><text:span text:style-name="T41"><text:s/>2. Body Language (Non-Verbal Communication)</text:span></text:p>
      <text:p text:style-name="Normal"><text:span text:style-name="T42">🎯</text:span><text:span text:style-name="T43"><text:s/>Training Objective</text:span></text:p>
      <text:soft-page-break/>
      <text:p text:style-name="Normal">Make<text:s/>freshers<text:s/><text:span text:style-name="T44">look confident even when nervous</text:span>.</text:p>
      <text:p text:style-name="Normal"><text:span text:style-name="T45">✅</text:span><text:span text:style-name="T46"><text:s/>Key Training Points</text:span></text:p>
      <text:list text:style-name="LFO4" text:continue-numbering="true">
        <text:list-item>
          <text:p text:style-name="P47">Maintain<text:s/><text:span text:style-name="T48">eye contact</text:span><text:s/>(not staring)</text:p>
        </text:list-item>
        <text:list-item>
          <text:p text:style-name="P49">Sit straight, relaxed posture</text:p>
        </text:list-item>
        <text:list-item>
          <text:p text:style-name="P50">Gentle smile<text:s/><text:span text:style-name="T51">🙂</text:span></text:p>
        </text:list-item>
        <text:list-item>
          <text:p text:style-name="P52">Nod to show listening</text:p>
        </text:list-item>
        <text:list-item>
          <text:p text:style-name="P53">Keep hands visible (no folding arms)</text:p>
        </text:list-item>
      </text:list>
      <text:p text:style-name="Normal"><text:span text:style-name="T54">❌</text:span><text:span text:style-name="T55"><text:s/>Body Language to Avoid</text:span></text:p>
      <text:list text:style-name="LFO5" text:continue-numbering="true">
        <text:list-item>
          <text:p text:style-name="P56">Slouching</text:p>
        </text:list-item>
        <text:list-item>
          <text:p text:style-name="P57">Looking at floor or ceiling</text:p>
        </text:list-item>
        <text:list-item>
          <text:p text:style-name="P58">Crossing arms or fidgeting</text:p>
        </text:list-item>
        <text:list-item>
          <text:p text:style-name="P59">Touching face/hair repeatedly</text:p>
        </text:list-item>
      </text:list>
      <text:p text:style-name="Normal"><text:span text:style-name="T60">🧠</text:span><text:span text:style-name="T61"><text:s/>Trainer Tip</text:span></text:p>
      <text:p text:style-name="Normal">Do<text:s/><text:span text:style-name="T62">mock interviews</text:span><text:s/>and give feedback only on body language first.</text:p>
      <text:p text:style-name="Normal"><draw:custom-shape svg:x="0in" svg:y="0in" svg:width="45.51042in" svg:height="0.00139in" draw:id="id1" draw:style-name="a1" draw:name="Horizontal Line 5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3">🔹</text:span><text:span text:style-name="T64"><text:s/>3. Communication Skills</text:span></text:p>
      <text:p text:style-name="Normal"><text:span text:style-name="T65">🎯</text:span><text:span text:style-name="T66"><text:s/>Training Objective</text:span></text:p>
      <text:p text:style-name="Normal">Help freshers express thoughts<text:s/><text:span text:style-name="T67">clearly, confidently, and professionally</text:span>.</text:p>
      <text:p text:style-name="Normal"><text:span text:style-name="T68">✅</text:span><text:span text:style-name="T69"><text:s/>Key Training Points</text:span></text:p>
      <text:list text:style-name="LFO6" text:continue-numbering="true">
        <text:list-item>
          <text:p text:style-name="P70">Speak<text:s/><text:span text:style-name="T71">slowly and clearly</text:span></text:p>
        </text:list-item>
        <text:list-item>
          <text:p text:style-name="P72">Use<text:s/><text:span text:style-name="T73">simple English</text:span>, not complex words</text:p>
        </text:list-item>
        <text:list-item>
          <text:p text:style-name="P74">Think → Speak (2 seconds pause is OK)</text:p>
        </text:list-item>
        <text:list-item>
          <text:p text:style-name="P75">Structure answers (Situation → Action → Result)</text:p>
        </text:list-item>
      </text:list>
      <text:p text:style-name="Normal"><text:span text:style-name="T76">❌</text:span><text:span text:style-name="T77"><text:s/>Communication Mistakes</text:span></text:p>
      <text:list text:style-name="LFO7" text:continue-numbering="true">
        <text:list-item>
          <text:p text:style-name="P78">Speaking too fast due to<text:s/>nervousness</text:p>
        </text:list-item>
        <text:list-item>
          <text:p text:style-name="P79">Using slang / filler words (“uh”, “like”)</text:p>
        </text:list-item>
        <text:list-item>
          <text:p text:style-name="P80">Interrupting interviewer</text:p>
        </text:list-item>
        <text:list-item>
          <text:p text:style-name="P81">One-word answers</text:p>
        </text:list-item>
      </text:list>
      <text:p text:style-name="Normal"><text:span text:style-name="T82">🧠</text:span><text:span text:style-name="T83"><text:s/>Trainer Tip</text:span></text:p>
      <text:p text:style-name="Normal">Practice:</text:p>
      <text:list text:style-name="LFO8" text:continue-numbering="true">
        <text:list-item>
          <text:p text:style-name="P84">Answering in<text:s/><text:span text:style-name="T85">3–4 sentences</text:span></text:p>
        </text:list-item>
        <text:list-item>
          <text:p text:style-name="P86">Explaining a technical concept to a<text:s/><text:span text:style-name="T87">non-technical person</text:span></text:p>
        </text:list-item>
      </text:list>
      <text:p text:style-name="Normal"><draw:custom-shape svg:x="0in" svg:y="0in" svg:width="45.51042in" svg:height="0.00139in" draw:id="id2" draw:style-name="a2" draw:name="Horizontal Line 5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8">🔹</text:span><text:span text:style-name="T89"><text:s/>4. Attitude (Positive Attitude in HR<text:s/></text:span><text:span text:style-name="T90">Questions)</text:span></text:p>
      <text:p text:style-name="Normal"><text:span text:style-name="T91">🎯</text:span><text:span text:style-name="T92"><text:s/>Training Objective</text:span></text:p>
      <text:p text:style-name="Normal">Develop<text:s/><text:span text:style-name="T93">problem-solving, learning, and ownership mindset</text:span>.</text:p>
      <text:p text:style-name="Normal"><text:span text:style-name="T94">✅</text:span><text:span text:style-name="T95"><text:s/>Positive Attitude Traits to Teach</text:span></text:p>
      <text:list text:style-name="LFO9" text:continue-numbering="true">
        <text:list-item>
          <text:p text:style-name="P96">Willingness to learn</text:p>
        </text:list-item>
        <text:list-item>
          <text:p text:style-name="P97">Accepting feedback</text:p>
        </text:list-item>
        <text:list-item>
          <text:p text:style-name="P98">Taking responsibility</text:p>
        </text:list-item>
        <text:list-item>
          <text:p text:style-name="P99">Team-oriented thinking</text:p>
        </text:list-item>
        <text:list-item>
          <text:p text:style-name="P100">Staying calm in conflict</text:p>
        </text:list-item>
      </text:list>
      <text:p text:style-name="Normal"><text:span text:style-name="T101">✅</text:span><text:span text:style-name="T102"><text:s/>How to Answer HR Scenarios</text:span></text:p>
      <text:list text:style-name="LFO10" text:continue-numbering="true">
        <text:list-item>
          <text:p text:style-name="P103">Never blame others</text:p>
        </text:list-item>
        <text:list-item>
          <text:p text:style-name="P104">Focus on<text:s/><text:span text:style-name="T105">solution</text:span>, not problem</text:p>
        </text:list-item>
        <text:list-item>
          <text:p text:style-name="P106">Show<text:s/><text:span text:style-name="T107">learning from mistakes</text:span></text:p>
        </text:list-item>
      </text:list>
      <text:p text:style-name="Normal"><text:span text:style-name="T108">❌</text:span><text:span text:style-name="T109"><text:s/>Attitude Red Flags for HR</text:span></text:p>
      <text:list text:style-name="LFO11" text:continue-numbering="true">
        <text:list-item>
          <text:p text:style-name="P110">“It’s not my fault”</text:p>
        </text:list-item>
        <text:list-item>
          <text:p text:style-name="P111">Complaining about college, teachers, company</text:p>
        </text:list-item>
        <text:list-item>
          <text:p text:style-name="P112">Negative tone about colleagues</text:p>
        </text:list-item>
      </text:list>
      <text:p text:style-name="Normal"><text:span text:style-name="T113">🧠</text:span><text:span text:style-name="T114"><text:s/>Trainer Tip</text:span></text:p>
      <text:p text:style-name="Normal">Teach this golden line:</text:p>
      <text:p text:style-name="Normal">“I<text:s/>take it as a learning opportunity.”</text:p>
      <text:p text:style-name="Normal"><draw:custom-shape svg:x="0in" svg:y="0in" svg:width="45.51042in" svg:height="0.00139in" draw:id="id3" draw:style-name="a3" draw:name="Horizontal Line 53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115">🔹</text:span><text:span text:style-name="T116"><text:s/>5. Dressing &amp; Grooming (Visual Professionalism)</text:span></text:p>
      <text:p text:style-name="Normal"><text:span text:style-name="T117">🎯</text:span><text:span text:style-name="T118"><text:s/>Training Objective</text:span></text:p>
      <text:p text:style-name="Normal">Make freshers look<text:s/><text:span text:style-name="T119">neat, confident, and corporate-ready</text:span>.</text:p>
      <text:p text:style-name="Normal"><text:span text:style-name="T120">✅</text:span><text:span text:style-name="T121"><text:s/>Dressing Guidelines</text:span></text:p>
      <text:p text:style-name="Normal"><text:span text:style-name="T122">For Men</text:span></text:p>
      <text:list text:style-name="LFO12" text:continue-numbering="true">
        <text:list-item>
          <text:p text:style-name="P123">Light-colored formal shirt</text:p>
        </text:list-item>
        <text:list-item>
          <text:p text:style-name="P124">Dark formal trousers</text:p>
        </text:list-item>
        <text:list-item>
          <text:p text:style-name="P125">Clean shoes</text:p>
        </text:list-item>
        <text:list-item>
          <text:p text:style-name="P126">Trimmed beard / neat shave</text:p>
        </text:list-item>
      </text:list>
      <text:p text:style-name="Normal"><text:span text:style-name="T127">For Women</text:span></text:p>
      <text:list text:style-name="LFO13" text:continue-numbering="true">
        <text:list-item>
          <text:p text:style-name="P128">Formal top/shirt</text:p>
        </text:list-item>
        <text:list-item>
          <text:p text:style-name="P129">Trousers or formal kurti</text:p>
        </text:list-item>
        <text:list-item>
          <text:p text:style-name="P130">Light makeup</text:p>
        </text:list-item>
        <text:list-item>
          <text:p text:style-name="P131">Tied or neat hair</text:p>
        </text:list-item>
      </text:list>
      <text:p text:style-name="Normal"><text:span text:style-name="T132">❌</text:span><text:span text:style-name="T133"><text:s/>Dressing Mistakes</text:span></text:p>
      <text:list text:style-name="LFO14" text:continue-numbering="true">
        <text:list-item>
          <text:p text:style-name="P134">Casual wear (jeans, T-shirts)</text:p>
        </text:list-item>
        <text:list-item>
          <text:p text:style-name="P135">Bright colors</text:p>
        </text:list-item>
        <text:list-item>
          <text:p text:style-name="P136">Heavy perfume</text:p>
        </text:list-item>
        <text:list-item>
          <text:p text:style-name="P137">Untidy hair or shoes</text:p>
        </text:list-item>
      </text:list>
      <text:p text:style-name="Normal"><text:span text:style-name="T138">🧠</text:span><text:span text:style-name="T139"><text:s/>Trainer Tip</text:span></text:p>
      <text:p text:style-name="Normal">Explain:</text:p>
      <text:p text:style-name="Normal">“Dress one level<text:s/>better than daily office wear.”</text:p>
      <text:p text:style-name="Normal"><draw:custom-shape svg:x="0in" svg:y="0in" svg:width="45.51042in" svg:height="0.00139in" draw:id="id4" draw:style-name="a4" draw:name="Horizontal Line 5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40">🔹</text:span><text:span text:style-name="T141"><text:s/>6. Punctuality (Silent Skill HR Notices)</text:span></text:p>
      <text:p text:style-name="Normal"><text:span text:style-name="T142">🎯</text:span><text:span text:style-name="T143"><text:s/>Training Objective</text:span></text:p>
      <text:p text:style-name="Normal">Build discipline and respect for time.</text:p>
      <text:p text:style-name="Normal"><text:span text:style-name="T144">✅</text:span><text:span text:style-name="T145"><text:s/>Key Training Points</text:span></text:p>
      <text:soft-page-break/>
      <text:list text:style-name="LFO15" text:continue-numbering="true">
        <text:list-item>
          <text:p text:style-name="P146">Reach interview<text:s/><text:span text:style-name="T147">15–20 minutes early</text:span></text:p>
        </text:list-item>
        <text:list-item>
          <text:p text:style-name="P148">Plan for traffic / delays</text:p>
        </text:list-item>
        <text:list-item>
          <text:p text:style-name="P149">Keep documents ready the night before</text:p>
        </text:list-item>
        <text:list-item>
          <text:p text:style-name="P150">Join online interviews<text:s/><text:span text:style-name="T151">5–10 minutes early</text:span></text:p>
        </text:list-item>
      </text:list>
      <text:p text:style-name="Normal"><text:span text:style-name="T152">❌</text:span><text:span text:style-name="T153"><text:s/>Punctuality Mistakes</text:span></text:p>
      <text:list text:style-name="LFO16" text:continue-numbering="true">
        <text:list-item>
          <text:p text:style-name="P154">Last-minute rushing</text:p>
        </text:list-item>
        <text:list-item>
          <text:p text:style-name="P155">Giving excuses</text:p>
        </text:list-item>
        <text:list-item>
          <text:p text:style-name="P156">Blaming traffic or network issues</text:p>
        </text:list-item>
      </text:list>
      <text:p text:style-name="Normal"><text:span text:style-name="T157">🧠</text:span><text:span text:style-name="T158"><text:s/>Trainer Tip</text:span></text:p>
      <text:p text:style-name="Normal">Teach:</text:p>
      <text:p text:style-name="Normal">“On time is late. Early is on time.”</text:p>
      <text:p text:style-name="Normal"><draw:custom-shape svg:x="0in" svg:y="0in" svg:width="45.51042in" svg:height="0.00139in" draw:id="id5" draw:style-name="a5" draw:name="Horizontal Line 5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59">🌟</text:span><text:span text:style-name="T160"><text:s/>Final Trainer Summary for Freshers</text:span></text:p>
      <text:p text:style-name="Normal">HR looks for:<text:line-break/><text:span text:style-name="T161">✔</text:span><text:s/>Confidence<text:line-break/><text:span text:style-name="T162">✔</text:span><text:s/>Positive attitude<text:line-break/><text:span text:style-name="T163">✔</text:span><text:s/>Clear communication<text:line-break/><text:span text:style-name="T164">✔</text:span><text:s/>Professional behavior</text:p>
      <text:p text:style-name="Normal">Not looking for:<text:line-break/><text:span text:style-name="T165">🚫</text:span><text:s/>Perfect English<text:line-break/><text:span text:style-name="T166">🚫</text:span><text:s/>Deep technical knowledge<text:line-break/><text:span text:style-name="T167">🚫</text:span><text:s/>Overconfidence</text:p>
      <text:p text:style-name="Normal"><draw:custom-shape svg:x="0in" svg:y="0in" svg:width="45.51042in" svg:height="0.00139in" draw:id="id6" draw:style-name="a6" draw:name="Horizontal Line 56" text:anchor-type="as-char"><svg:title/><svg:desc/><draw:enhanced-geometry draw:type="non-primitive" svg:viewBox="0 0 21600 21600" draw:enhanced-path="M 0 0 L 21600 0 21600 21600 0 21600 Z N"/></draw:custom-shap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yathri Ganiga</meta:initial-creator>
    <dc:creator>Gayathri Ganiga</dc:creator>
    <meta:creation-date>2026-01-29T09:19:00Z</meta:creation-date>
    <dc:date>2026-02-05T11:30:00Z</dc:date>
    <meta:template xlink:href="Normal" xlink:type="simple"/>
    <meta:editing-cycles>4</meta:editing-cycles>
    <meta:editing-duration>PT1680S</meta:editing-duration>
    <meta:document-statistic meta:page-count="5" meta:paragraph-count="114" meta:word-count="557" meta:character-count="3629" meta:row-count="132" meta:non-whitespace-character-count="3130"/>
  </office:meta>
</office:document-meta>
</file>